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99C5AF7BAC40D1D4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Stingray" svg:font-family="Stingra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7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5cm" fo:min-width="8.6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054cm"/>
    </style:style>
    <style:style style:name="gr5" style:family="graphic" style:parent-style-name="standard">
      <style:graphic-properties svg:stroke-color="#000000" draw:fill-color="#aadcf7" draw:textarea-horizontal-align="justify" draw:textarea-vertical-align="middle" draw:auto-grow-height="false" fo:min-height="0.104cm" fo:min-width="1.054cm"/>
    </style:style>
    <style:style style:name="gr6" style:family="graphic" style:parent-style-name="standard">
      <style:graphic-properties svg:stroke-color="#000000" draw:fill-color="#92e285" draw:textarea-horizontal-align="justify" draw:textarea-vertical-align="middle" draw:auto-grow-height="false" fo:min-height="0.104cm" fo:min-width="1.054cm"/>
    </style:style>
    <style:style style:name="gr7" style:family="graphic" style:parent-style-name="standard">
      <style:graphic-properties svg:stroke-color="#000000" draw:fill-color="#fde06b" draw:textarea-horizontal-align="justify" draw:textarea-vertical-align="middle" draw:auto-grow-height="false" fo:min-height="0.104cm" fo:min-width="1.054cm"/>
    </style:style>
    <style:style style:name="gr8" style:family="graphic" style:parent-style-name="standard">
      <style:graphic-properties svg:stroke-color="#000000" draw:fill-color="#ef8ea0" draw:textarea-horizontal-align="justify" draw:textarea-vertical-align="middle" draw:auto-grow-height="false" fo:min-height="0.104cm" fo:min-width="1.054cm"/>
    </style:style>
    <style:style style:name="gr9" style:family="graphic" style:parent-style-name="standard">
      <style:graphic-properties svg:stroke-color="#000000" draw:fill-color="#aadcf7" draw:textarea-horizontal-align="justify" draw:textarea-vertical-align="middle" draw:auto-grow-height="false" fo:min-height="0.104cm" fo:min-width="0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0.354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0.553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554cm"/>
    </style:style>
    <style:style style:name="gr14" style:family="graphic" style:parent-style-name="standard">
      <style:graphic-properties draw:stroke="none" draw:fill="none" fo:min-height="0.779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754cm"/>
    </style:style>
    <style:style style:name="gr16" style:family="graphic" style:parent-style-name="standard">
      <style:graphic-properties svg:stroke-color="#000000" draw:fill-color="#f2cbf8" draw:textarea-horizontal-align="justify" draw:textarea-vertical-align="middle" draw:auto-grow-height="false" fo:min-height="0.104cm" fo:min-width="1.054cm"/>
    </style:style>
    <style:style style:name="gr17" style:family="graphic" style:parent-style-name="standard">
      <style:graphic-properties svg:stroke-color="#000000" draw:fill-color="#f2cbf8" draw:textarea-horizontal-align="justify" draw:textarea-vertical-align="middle" draw:auto-grow-height="false" fo:min-height="0.104cm" fo:min-width="1.754cm"/>
    </style:style>
    <style:style style:name="P1" style:family="paragraph">
      <style:paragraph-properties fo:text-align="center"/>
      <style:text-properties style:font-name="Stingray" fo:font-size="26pt" style:font-size-asian="26pt" style:font-size-complex="26pt"/>
    </style:style>
    <style:style style:name="P2" style:family="paragraph">
      <loext:graphic-properties draw:fill="solid" draw:fill-color="#ffffff"/>
      <style:paragraph-properties fo:text-align="center"/>
      <style:text-properties style:font-name="Stingray"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Calibri" fo:font-weight="bold" style:font-weight-asian="bold" style:font-weight-complex="bold"/>
    </style:style>
    <style:style style:name="P7" style:family="paragraph">
      <loext:graphic-properties draw:fill-color="#aadcf7"/>
      <style:paragraph-properties fo:text-align="center"/>
      <style:text-properties style:font-name="Calibri" fo:font-weight="bold" style:font-weight-asian="bold" style:font-weight-complex="bold"/>
    </style:style>
    <style:style style:name="P8" style:family="paragraph">
      <loext:graphic-properties draw:fill-color="#92e285"/>
      <style:paragraph-properties fo:text-align="center"/>
      <style:text-properties style:font-name="Calibri" fo:font-weight="bold" style:font-weight-asian="bold" style:font-weight-complex="bold"/>
    </style:style>
    <style:style style:name="P9" style:family="paragraph">
      <loext:graphic-properties draw:fill-color="#fde06b"/>
      <style:paragraph-properties fo:text-align="center"/>
      <style:text-properties style:font-name="Calibri" fo:font-weight="bold" style:font-weight-asian="bold" style:font-weight-complex="bold"/>
    </style:style>
    <style:style style:name="P10" style:family="paragraph">
      <loext:graphic-properties draw:fill-color="#ef8ea0"/>
      <style:paragraph-properties fo:text-align="center"/>
      <style:text-properties style:font-name="Calibri" fo:font-weight="bold" style:font-weight-asian="bold" style:font-weight-complex="bold"/>
    </style:style>
    <style:style style:name="P11" style:family="paragraph">
      <loext:graphic-properties draw:fill-color="#aadcf7"/>
      <style:paragraph-properties fo:text-align="center"/>
      <style:text-properties style:font-name="DejaVu Sans Mono1"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-color="#dddddd"/>
      <style:paragraph-properties fo:text-align="center"/>
      <style:text-properties fo:color="#808080" style:font-name="Calibri" fo:font-weight="bold" style:font-weight-asian="bold" style:font-weight-complex="bold"/>
    </style:style>
    <style:style style:name="P16" style:family="paragraph">
      <loext:graphic-properties draw:fill-color="#f2cbf8"/>
      <style:paragraph-properties fo:text-align="center"/>
      <style:text-properties style:font-name="Calibri" fo:font-weight="bold" style:font-weight-asian="bold" style:font-weight-complex="bold"/>
    </style:style>
    <style:style style:name="T1" style:family="text">
      <style:text-properties style:font-name="Stingray" fo:font-size="26pt" style:font-size-asian="26pt" style:font-size-complex="26pt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DejaVu Sans Mono1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808080" style:font-name="Calibri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8.2cm" svg:height="1.5cm" svg:x="1.5cm" svg:y="1cm">
          <text:p text:style-name="P1"><text:span text:style-name="T1">Stingr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0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.5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824cm" svg:height="4cm" svg:x="11.176cm" svg:y="4.7cm">
          <draw:image xlink:href="Pictures/100000000000032000000199C5AF7BAC40D1D460.png" xlink:type="simple" xlink:show="embed" xlink:actuate="onLoad" loext:mime-type="image/png">
            <text:p/>
          </draw:image>
        </draw:frame>
        <draw:frame draw:style-name="gr3" draw:text-style-name="P4" draw:layer="layout" svg:width="7.824cm" svg:height="4cm" svg:x="2.176cm" svg:y="4.7cm">
          <draw:image xlink:href="Pictures/100000000000032000000199C5AF7BAC40D1D460.png" xlink:type="simple" xlink:show="embed" xlink:actuate="onLoad" loext:mime-type="image/png">
            <text:p/>
          </draw:image>
        </draw:frame>
        <draw:custom-shape draw:style-name="gr4" draw:text-style-name="P6" draw:layer="layout" svg:width="1.7cm" svg:height="0.5cm" svg:x="4.2cm" svg:y="3.8cm">
          <text:p text:style-name="P5"><text:span text:style-name="T2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7cm" svg:height="0.5cm" svg:x="17cm" svg:y="8cm">
          <text:p text:style-name="P5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7cm" svg:height="0.5cm" svg:x="6.1cm" svg:y="3.8cm">
          <text:p text:style-name="P5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7cm" svg:height="0.5cm" svg:x="15.2cm" svg:y="3.9cm">
          <text:p text:style-name="P5"><text:span text:style-name="T2">PAU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7cm" svg:height="0.5cm" svg:x="8cm" svg:y="3.8cm">
          <text:p text:style-name="P5"><text:span text:style-name="T2">RE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8.1cm" svg:y="5.3cm">
          <text:p text:style-name="P5"><text:span text:style-name="T3">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9cm" svg:y="5.8cm">
          <text:p text:style-name="P5"><text:span text:style-name="T3">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4cm" svg:y="5.9cm">
          <text:p text:style-name="P5"><text:span text:style-name="T3">*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5.4cm" svg:y="5.9cm">
          <text:p text:style-name="P5"><text:span text:style-name="T3">#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4.743cm" svg:y="5.762cm">
          <text:p text:style-name="P5"><text:span text:style-name="T3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2.6cm" svg:y="6.3cm">
          <text:p text:style-name="P5"><text:span text:style-name="T3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3.4cm" svg:y="5.5cm">
          <text:p text:style-name="P5"><text:span text:style-name="T3">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4.3cm" svg:y="6.3cm">
          <text:p text:style-name="P5"><text:span text:style-name="T3">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5.2cm" svg:y="5.9cm">
          <text:p text:style-name="P5"><text:span text:style-name="T3">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5.8cm" svg:y="5.9cm">
          <text:p text:style-name="P5"><text:span text:style-name="T3">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6.4cm" svg:y="5.9cm">
          <text:p text:style-name="P5"><text:span text:style-name="T3">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7.1cm" svg:y="5.8cm">
          <text:p text:style-name="P5"><text:span text:style-name="T3">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8.5cm" svg:y1="4.9cm" svg:x2="8.9cm" svg:y2="4.3cm">
          <text:p/>
        </draw:line>
        <draw:line draw:style-name="gr10" draw:text-style-name="P12" draw:layer="layout" svg:x1="6.8cm" svg:y1="4.9cm" svg:x2="6.9cm" svg:y2="4.3cm">
          <text:p/>
        </draw:line>
        <draw:line draw:style-name="gr10" draw:text-style-name="P12" draw:layer="layout" svg:x1="5.1cm" svg:y1="4.8cm" svg:x2="5cm" svg:y2="4.3cm">
          <text:p/>
        </draw:line>
        <draw:custom-shape draw:style-name="gr5" draw:text-style-name="P7" draw:layer="layout" svg:width="1.7cm" svg:height="0.5cm" svg:x="17.6cm" svg:y="4cm">
          <text:p text:style-name="P5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7cm" svg:height="0.5cm" svg:x="11.1cm" svg:y="3.9cm">
          <text:p text:style-name="P5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7.6cm" svg:y1="4.9cm" svg:x2="18.2cm" svg:y2="4.5cm">
          <text:p/>
        </draw:line>
        <draw:line draw:style-name="gr10" draw:text-style-name="P12" draw:layer="layout" svg:x1="17.6cm" svg:y1="5.9cm" svg:x2="18.4cm" svg:y2="4.5cm">
          <text:p/>
        </draw:line>
        <draw:line draw:style-name="gr10" draw:text-style-name="P12" draw:layer="layout" svg:x1="18.2cm" svg:y1="6.2cm" svg:x2="18.6cm" svg:y2="4.5cm">
          <text:p/>
        </draw:line>
        <draw:line draw:style-name="gr10" draw:text-style-name="P12" draw:layer="layout" svg:x1="16.5cm" svg:y1="6.8cm" svg:x2="17.2cm" svg:y2="8cm">
          <text:p/>
        </draw:line>
        <draw:line draw:style-name="gr10" draw:text-style-name="P12" draw:layer="layout" svg:x1="17.3cm" svg:y1="7.4cm" svg:x2="17.2cm" svg:y2="8cm">
          <text:p/>
        </draw:line>
        <draw:line draw:style-name="gr10" draw:text-style-name="P12" draw:layer="layout" svg:x1="14.4cm" svg:y1="8.1cm" svg:x2="14.7cm" svg:y2="8.7cm">
          <text:p/>
        </draw:line>
        <draw:line draw:style-name="gr10" draw:text-style-name="P12" draw:layer="layout" svg:x1="15.8cm" svg:y1="8.2cm" svg:x2="15.4cm" svg:y2="8.7cm">
          <text:p/>
        </draw:line>
        <draw:custom-shape draw:style-name="gr11" draw:text-style-name="P6" draw:layer="layout" svg:width="1cm" svg:height="0.5cm" svg:x="11cm" svg:y="6.3cm">
          <text:p text:style-name="P5"><text:span text:style-name="T2">X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199cm" svg:height="0.5cm" svg:x="13.4cm" svg:y="6.7cm">
          <text:p text:style-name="P5"><text:span text:style-name="T2">X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cm" svg:height="0.5cm" svg:x="12.2cm" svg:y="5.4cm">
          <text:p text:style-name="P5"><text:span text:style-name="T2">Y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199cm" svg:height="0.5cm" svg:x="11.9cm" svg:y="7.2cm">
          <text:p text:style-name="P5"><text:span text:style-name="T2">Y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2cm" svg:height="0.5cm" svg:x="13.9cm" svg:y="8.5cm">
          <text:p text:style-name="P5"><text:span text:style-name="T2">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2.7cm" svg:height="1.029cm" svg:x="1.5cm" svg:y="2.571cm">
          <draw:text-box>
            <text:p text:style-name="P13"><text:span text:style-name="T4">SELECT </text:span><text:span text:style-name="T2"><text:s/>(ZL) PRESSED</text:span></text:p>
          </draw:text-box>
        </draw:frame>
        <draw:frame draw:style-name="gr14" draw:text-style-name="P14" draw:layer="layout" svg:width="2.7cm" svg:height="1.029cm" svg:x="10.7cm" svg:y="2.572cm">
          <draw:text-box>
            <text:p text:style-name="P13"><text:span text:style-name="T4">SELECT </text:span><text:span text:style-name="T2"><text:s/>(ZL)</text:span></text:p>
            <text:p text:style-name="P13"><text:span text:style-name="T2">RELEASED</text:span></text:p>
          </draw:text-box>
        </draw:frame>
        <draw:line draw:style-name="gr10" draw:text-style-name="P12" draw:layer="layout" svg:x1="12.7cm" svg:y1="4.9cm" svg:x2="12.5cm" svg:y2="4.4cm">
          <text:p/>
        </draw:line>
        <draw:line draw:style-name="gr10" draw:text-style-name="P12" draw:layer="layout" svg:x1="15.9cm" svg:y1="4.9cm" svg:x2="16.1cm" svg:y2="4.4cm">
          <text:p/>
        </draw:line>
        <draw:custom-shape draw:style-name="gr4" draw:text-style-name="P15" draw:layer="layout" svg:width="1.7cm" svg:height="0.5cm" svg:x="13.201cm" svg:y="3.9cm">
          <text:p text:style-name="P5"><text:span text:style-name="T5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4.101cm" svg:y1="4.9cm" svg:x2="14.001cm" svg:y2="4.4cm">
          <text:p/>
        </draw:line>
        <draw:custom-shape draw:style-name="gr2" draw:text-style-name="P3" draw:layer="layout" svg:width="9.1cm" svg:height="6.9cm" svg:x="10.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824cm" svg:height="4cm" svg:x="11.176cm" svg:y="13.2cm">
          <draw:image xlink:href="Pictures/100000000000032000000199C5AF7BAC40D1D460.png" xlink:type="simple" xlink:show="embed" xlink:actuate="onLoad" loext:mime-type="image/png">
            <text:p/>
          </draw:image>
        </draw:frame>
        <draw:frame draw:style-name="gr3" draw:text-style-name="P4" draw:layer="layout" svg:width="7.824cm" svg:height="4cm" svg:x="2.176cm" svg:y="13.2cm">
          <draw:image xlink:href="Pictures/100000000000032000000199C5AF7BAC40D1D460.png" xlink:type="simple" xlink:show="embed" xlink:actuate="onLoad" loext:mime-type="image/png">
            <text:p/>
          </draw:image>
        </draw:frame>
        <draw:custom-shape draw:style-name="gr4" draw:text-style-name="P6" draw:layer="layout" svg:width="1.7cm" svg:height="0.5cm" svg:x="4.2cm" svg:y="12.3cm">
          <text:p text:style-name="P5"><text:span text:style-name="T2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7cm" svg:height="0.5cm" svg:x="6.1cm" svg:y="12.3cm">
          <text:p text:style-name="P5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.7cm" svg:height="0.5cm" svg:x="15.2cm" svg:y="12.4cm">
          <text:p text:style-name="P5"><text:span text:style-name="T2">PAU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7cm" svg:height="0.5cm" svg:x="8cm" svg:y="12.3cm">
          <text:p text:style-name="P5"><text:span text:style-name="T2">RE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8.1cm" svg:y="13.8cm">
          <text:p text:style-name="P5"><text:span text:style-name="T3">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9cm" svg:y="14.3cm">
          <text:p text:style-name="P5"><text:span text:style-name="T3">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4cm" svg:y="14.4cm">
          <text:p text:style-name="P5"><text:span text:style-name="T3">*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5.4cm" svg:y="14.4cm">
          <text:p text:style-name="P5"><text:span text:style-name="T3">#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14.743cm" svg:y="14.262cm">
          <text:p text:style-name="P5"><text:span text:style-name="T3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2.6cm" svg:y="14.8cm">
          <text:p text:style-name="P5"><text:span text:style-name="T3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3.4cm" svg:y="14cm">
          <text:p text:style-name="P5"><text:span text:style-name="T3">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4.3cm" svg:y="14.8cm">
          <text:p text:style-name="P5"><text:span text:style-name="T3">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5.2cm" svg:y="14.4cm">
          <text:p text:style-name="P5"><text:span text:style-name="T3">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5.8cm" svg:y="14.4cm">
          <text:p text:style-name="P5"><text:span text:style-name="T3">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6.4cm" svg:y="14.4cm">
          <text:p text:style-name="P5"><text:span text:style-name="T3">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5cm" svg:height="0.5cm" svg:x="7.1cm" svg:y="14.3cm">
          <text:p text:style-name="P5"><text:span text:style-name="T3">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8.5cm" svg:y1="13.4cm" svg:x2="8.9cm" svg:y2="12.8cm">
          <text:p/>
        </draw:line>
        <draw:line draw:style-name="gr10" draw:text-style-name="P12" draw:layer="layout" svg:x1="6.8cm" svg:y1="13.4cm" svg:x2="6.9cm" svg:y2="12.8cm">
          <text:p/>
        </draw:line>
        <draw:line draw:style-name="gr10" draw:text-style-name="P12" draw:layer="layout" svg:x1="5.1cm" svg:y1="13.3cm" svg:x2="5cm" svg:y2="12.8cm">
          <text:p/>
        </draw:line>
        <draw:custom-shape draw:style-name="gr5" draw:text-style-name="P7" draw:layer="layout" svg:width="1.7cm" svg:height="0.5cm" svg:x="18cm" svg:y="15.8cm">
          <text:p text:style-name="P5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7cm" svg:height="0.5cm" svg:x="11.1cm" svg:y="12.4cm">
          <text:p text:style-name="P5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6.6cm" svg:y1="14.7cm" svg:x2="17.4cm" svg:y2="13.9cm">
          <text:p/>
        </draw:line>
        <draw:line draw:style-name="gr10" draw:text-style-name="P12" draw:layer="layout" svg:x1="17.6cm" svg:y1="14.4cm" svg:x2="18.3cm" svg:y2="14.4cm">
          <text:p/>
        </draw:line>
        <draw:line draw:style-name="gr10" draw:text-style-name="P12" draw:layer="layout" svg:x1="18.1cm" svg:y1="15.3cm" svg:x2="18.5cm" svg:y2="15.8cm">
          <text:p/>
        </draw:line>
        <draw:line draw:style-name="gr10" draw:text-style-name="P12" draw:layer="layout" svg:x1="17.3cm" svg:y1="15.9cm" svg:x2="17.5cm" svg:y2="16.8cm">
          <text:p/>
        </draw:line>
        <draw:line draw:style-name="gr10" draw:text-style-name="P12" draw:layer="layout" svg:x1="14cm" svg:y1="16.6cm" svg:x2="13.5cm" svg:y2="17.4cm">
          <text:p/>
        </draw:line>
        <draw:line draw:style-name="gr10" draw:text-style-name="P12" draw:layer="layout" svg:x1="16cm" svg:y1="16.6cm" svg:x2="15.7cm" svg:y2="17.3cm">
          <text:p/>
        </draw:line>
        <draw:custom-shape draw:style-name="gr11" draw:text-style-name="P6" draw:layer="layout" svg:width="1cm" svg:height="0.5cm" svg:x="11cm" svg:y="14.8cm">
          <text:p text:style-name="P5"><text:span text:style-name="T2">X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199cm" svg:height="0.5cm" svg:x="13.4cm" svg:y="15.2cm">
          <text:p text:style-name="P5"><text:span text:style-name="T2">X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cm" svg:height="0.5cm" svg:x="12.2cm" svg:y="13.9cm">
          <text:p text:style-name="P5"><text:span text:style-name="T2">Y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1.199cm" svg:height="0.5cm" svg:x="11.9cm" svg:y="15.7cm">
          <text:p text:style-name="P5"><text:span text:style-name="T2">Y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2.4cm" svg:height="0.5cm" svg:x="15.2cm" svg:y="17.3cm">
          <text:p text:style-name="P5"><text:span text:style-name="T2">R-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2.7cm" svg:height="1.029cm" svg:x="1.5cm" svg:y="11.071cm">
          <draw:text-box>
            <text:p text:style-name="P13"><text:span text:style-name="T2">SELECT (ZL) PRESSED</text:span></text:p>
          </draw:text-box>
        </draw:frame>
        <draw:frame draw:style-name="gr14" draw:text-style-name="P14" draw:layer="layout" svg:width="2.7cm" svg:height="1.029cm" svg:x="10.7cm" svg:y="11.072cm">
          <draw:text-box>
            <text:p text:style-name="P13"><text:span text:style-name="T4">SELECT </text:span><text:span text:style-name="T2"><text:s/>(ZL)</text:span></text:p>
            <text:p text:style-name="P13"><text:span text:style-name="T2">RELEASED</text:span></text:p>
          </draw:text-box>
        </draw:frame>
        <draw:line draw:style-name="gr10" draw:text-style-name="P12" draw:layer="layout" svg:x1="12.7cm" svg:y1="13.4cm" svg:x2="12.5cm" svg:y2="12.9cm">
          <text:p/>
        </draw:line>
        <draw:line draw:style-name="gr10" draw:text-style-name="P12" draw:layer="layout" svg:x1="15.9cm" svg:y1="13.4cm" svg:x2="16.1cm" svg:y2="12.9cm">
          <text:p/>
        </draw:line>
        <draw:custom-shape draw:style-name="gr4" draw:text-style-name="P15" draw:layer="layout" svg:width="1.7cm" svg:height="0.5cm" svg:x="13.201cm" svg:y="12.4cm">
          <text:p text:style-name="P5"><text:span text:style-name="T5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4.101cm" svg:y1="13.4cm" svg:x2="14.001cm" svg:y2="12.9cm">
          <text:p/>
        </draw:line>
        <draw:custom-shape draw:style-name="gr16" draw:text-style-name="P16" draw:layer="layout" svg:width="1.7cm" svg:height="0.5cm" svg:x="16.5cm" svg:y="13.7cm">
          <text:p text:style-name="P5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.7cm" svg:height="0.5cm" svg:x="18cm" svg:y="14.2cm">
          <text:p text:style-name="P5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7cm" svg:height="0.5cm" svg:x="16.6cm" svg:y="16.5cm">
          <text:p text:style-name="P5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4cm" svg:height="0.5cm" svg:x="11.501cm" svg:y="17.301cm">
          <text:p text:style-name="P5"><text:span text:style-name="T2">L-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7cm" svg:height="0.5cm" svg:x="17.601cm" svg:y="12.4cm">
          <text:p text:style-name="P5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2" draw:layer="layout" svg:x1="17.5cm" svg:y1="13.4cm" svg:x2="18.201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Stingray" svg:font-family="Stingra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1:00:30.082000000</meta:creation-date>
    <dc:date>2020-03-14T13:31:42.483000000</dc:date>
    <meta:editing-duration>PT20M45S</meta:editing-duration>
    <meta:editing-cycles>3</meta:editing-cycles>
    <meta:generator>LibreOffice/6.2.8.2$Windows_X86_64 LibreOffice_project/f82ddfca21ebc1e222a662a32b25c0c9d20169ee</meta:generator>
    <meta:document-statistic meta:object-count="93"/>
  </office:meta>
</office:document-meta>
</file>